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0.625cm" svg:height="13.919cm" svg:x="0.09cm" svg:y="0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632cm" fo:page-height="13.9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49:13.945176713</meta:creation-date>
    <dc:date>2021-04-28T16:54:52.744206760</dc:date>
    <meta:editing-duration>PT5M38S</meta:editing-duration>
    <meta:editing-cycles>4</meta:editing-cycles>
    <meta:generator>LibreOffice/6.4.5.2$Linux_X86_64 LibreOffice_project/4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PT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.6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PT Sans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PT Sans'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 chart:label-position="right"/>
      <style:graphic-properties draw:stroke="none" draw:fill-color="#004586" dr3d:edge-rounding="5%"/>
      <style:text-properties fo:font-family="'PT Sans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55308d"/>
    </style:style>
    <style:style style:name="ch9" style:family="chart">
      <style:chart-properties chart:solid-type="cuboid"/>
      <style:graphic-properties draw:fill-color="#729fcf"/>
    </style:style>
    <style:style style:name="ch10" style:family="chart">
      <style:chart-properties chart:solid-type="cuboid"/>
      <style:graphic-properties draw:fill-color="#00a933"/>
    </style:style>
    <style:style style:name="ch11" style:family="chart" style:data-style-name="N122">
      <style:chart-properties chart:solid-type="cuboid"/>
      <style:graphic-properties draw:fill-color="#00a933"/>
      <style:text-properties fo:color="#00a933" fo:font-size="12pt"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6cm" svg:height="13.92cm" xlink:href="." xlink:type="simple" chart:class="chart:bar" chart:style-name="ch1">
        <chart:plot-area chart:style-name="ch2" chart:data-source-has-labels="both" svg:x="0.612cm" svg:y="0.278cm" svg:width="29.402cm" svg:height="12.16cm">
          <chartooo:coordinate-region svg:x="6.604cm" svg:y="0.278cm" svg:width="23.183cm" svg:height="11.46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title svg:x="12.644cm" svg:y="12.717cm" chart:style-name="ch5">
              <text:p>Time, seconds (less is better)</text:p>
            </chart:title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style-name="ch8"/>
            <chart:data-point chart:repeated="4"/>
            <chart:data-point chart:style-name="ch9" chart:repeated="2"/>
            <chart:data-point chart:style-name="ch10" chart:repeated="3"/>
            <chart:data-point chart:style-name="ch11"/>
            <chart:data-point chart:style-name="ch10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</text:p>
              </table:table-cell>
            </table:table-row>
          </table:table-header-rows>
          <table:table-rows>
            <table:table-row>
              <table:table-cell office:value-type="string">
                <text:p>CPU (Python) </text:p>
              </table:table-cell>
              <table:table-cell office:value-type="float" office:value="1.52952">
                <text:p>1.52952</text:p>
              </table:table-cell>
            </table:table-row>
            <table:table-row>
              <table:table-cell office:value-type="string">
                <text:p>CPU 1-core (C++17) </text:p>
              </table:table-cell>
              <table:table-cell office:value-type="float" office:value="0.552441">
                <text:p>0.552441</text:p>
              </table:table-cell>
            </table:table-row>
            <table:table-row>
              <table:table-cell office:value-type="string">
                <text:p>CPU 4-core (C++17) </text:p>
              </table:table-cell>
              <table:table-cell office:value-type="float" office:value="0.290954">
                <text:p>0.290954</text:p>
              </table:table-cell>
            </table:table-row>
            <table:table-row>
              <table:table-cell office:value-type="string">
                <text:p>CPU 1-core SIMD (C++17) </text:p>
              </table:table-cell>
              <table:table-cell office:value-type="float" office:value="0.376184">
                <text:p>0.376184</text:p>
              </table:table-cell>
            </table:table-row>
            <table:table-row>
              <table:table-cell office:value-type="string">
                <text:p>CPU 4-core SIMD (C++17) </text:p>
              </table:table-cell>
              <table:table-cell office:value-type="float" office:value="0.104423">
                <text:p>0.104423</text:p>
              </table:table-cell>
            </table:table-row>
            <table:table-row>
              <table:table-cell office:value-type="string">
                <text:p>GPU Intel float (SYCL) </text:p>
              </table:table-cell>
              <table:table-cell office:value-type="float" office:value="0.314744">
                <text:p>0.314744</text:p>
              </table:table-cell>
            </table:table-row>
            <table:table-row>
              <table:table-cell office:value-type="string">
                <text:p>GPU Intel double (SYCL) </text:p>
              </table:table-cell>
              <table:table-cell office:value-type="float" office:value="0.435768">
                <text:p>0.435768</text:p>
              </table:table-cell>
            </table:table-row>
            <table:table-row>
              <table:table-cell office:value-type="string">
                <text:p>GPU GTX1060M float (nvc++ -stdpar) </text:p>
              </table:table-cell>
              <table:table-cell office:value-type="float" office:value="0.005465">
                <text:p>0.005465</text:p>
              </table:table-cell>
            </table:table-row>
            <table:table-row>
              <table:table-cell office:value-type="string">
                <text:p>GPU GTX1060M double (nvc++ -stdpar) </text:p>
              </table:table-cell>
              <table:table-cell office:value-type="float" office:value="0.030684">
                <text:p>0.030684</text:p>
              </table:table-cell>
            </table:table-row>
            <table:table-row>
              <table:table-cell office:value-type="string">
                <text:p>GPU V100 float (nvc++ -stdpar) 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string">
                <text:p>GPU V100 double (nvc++ -stdpar) </text:p>
              </table:table-cell>
              <table:table-cell office:value-type="float" office:value="0.00297">
                <text:p>0.00297</text:p>
              </table:table-cell>
            </table:table-row>
            <table:table-row>
              <table:table-cell office:value-type="string">
                <text:p>GPU A100 float (nvc++ -stdpar) 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string">
                <text:p>GPU A100 double (nvc++ -stdpar) </text:p>
              </table:table-cell>
              <table:table-cell office:value-type="float" office:value="0.005156">
                <text:p>0.005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